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094f06"/>
    </style:style>
    <style:style style:name="T1" style:family="text">
      <style:text-properties officeooo:rsid="00094f06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094f06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- </text:span><text:span text:style-name="T2">¿Cuá</text:span><text:span text:style-name="T3">L</text:span><text:span text:style-name="T2"> es la</text:span> <text:span text:style-name="T2">principal ventaja</text:span> <text:span text:style-name="T2">de utilizar</text:span> <text:span text:style-name="T2">Recycler View?</text:span></text:p>
      <text:p text:style-name="P1"/>
      <text:p text:style-name="P1"><text:span text:style-name="T1">2- </text:span><text:span text:style-name="T2">Menciona los componentes de RecyclerView</text:span> <text:span text:style-name="T2">y la</text:span> <text:span text:style-name="T2">función que tiene</text:span><text:line-break/><text:span text:style-name="T2">cada uno de ellos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0:31:41.075812638</meta:creation-date>
    <meta:generator>LibreOffice/7.3.7.2$Linux_X86_64 LibreOffice_project/30$Build-2</meta:generator>
    <dc:date>2023-05-11T10:33:18.454305376</dc:date>
    <meta:editing-duration>PT1M37S</meta:editing-duration>
    <meta:editing-cycles>1</meta:editing-cycles>
    <meta:document-statistic meta:table-count="0" meta:image-count="0" meta:object-count="0" meta:page-count="1" meta:paragraph-count="2" meta:word-count="25" meta:character-count="143" meta:non-whitespace-character-count="120"/>
  </office:meta>
</office:document-meta>
</file>